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12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2">
          <table:table-cell table:number-columns-repeated="12"/>
          <table:table-cell table:style-name="Default"/>
          <table:table-cell/>
        </table:table-row>
        <table:table-row table:style-name="ro1">
          <table:table-cell table:number-columns-repeated="11"/>
          <table:table-cell office:value-type="string" calcext:value-type="string">
            <text:p>Price</text:p>
          </table:table-cell>
          <table:table-cell table:style-name="Default" office:value-type="float" office:value="23.41" calcext:value-type="float">
            <text:p>23.41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hares</text:p>
          </table:table-cell>
          <table:table-cell office:value-type="float" office:value="3227" calcext:value-type="float">
            <text:p>3,227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C</text:p>
          </table:table-cell>
          <table:table-cell table:formula="of:=+[.M4]*[.M3]" office:value-type="float" office:value="75544.07" calcext:value-type="float">
            <text:p>75,544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ash</text:p>
          </table:table-cell>
          <table:table-cell table:formula="of:=+261587+151098++185949+118605" office:value-type="float" office:value="717239" calcext:value-type="float">
            <text:p>717,239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ebt</text:p>
          </table:table-cell>
          <table:table-cell table:formula="of:=+99167+40364+193147+125050+36122" office:value-type="float" office:value="493850" calcext:value-type="float">
            <text:p>493,850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V</text:p>
          </table:table-cell>
          <table:table-cell table:formula="of:=+[.M5]-[.M6]+[.M7]" office:value-type="float" office:value="-147844.93" calcext:value-type="float">
            <text:p>-147,845</text:p>
          </table:table-cell>
          <table:table-cell office:value-type="string" calcext:value-type="string">
            <text:p>Q223</text:p>
          </table:table-cell>
        </table:table-row>
      </table:table>
      <table:table table:name="Mode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00:36:36.982021613</dc:date>
    <meta:editing-duration>PT14M59S</meta:editing-duration>
    <meta:editing-cycles>3</meta:editing-cycles>
    <meta:generator>LibreOffice/7.3.7.2$Linux_X86_64 LibreOffice_project/30$Build-2</meta:generator>
    <meta:document-statistic meta:table-count="2" meta:cell-count="17" meta:object-count="0"/>
  </office:meta>
</office:document-meta>
</file>